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81d41a"/>
    </style:style>
    <style:style style:name="P2" style:family="paragraph" style:parent-style-name="Standard">
      <style:text-properties officeooo:paragraph-rsid="00005cda" fo:background-color="#81d41a"/>
    </style:style>
    <style:style style:name="P3" style:family="paragraph" style:parent-style-name="Standard">
      <style:text-properties fo:background-color="#ffb66c"/>
    </style:style>
    <style:style style:name="P4" style:family="paragraph" style:parent-style-name="Standard">
      <style:text-properties officeooo:rsid="00033c7c" officeooo:paragraph-rsid="00033c7c" fo:background-color="#ffb66c"/>
    </style:style>
    <style:style style:name="P5" style:family="paragraph" style:parent-style-name="Standard">
      <style:text-properties fo:background-color="#e8f2a1"/>
    </style:style>
    <style:style style:name="P6" style:family="paragraph" style:parent-style-name="Standard">
      <style:text-properties fo:background-color="#ff7b59"/>
    </style:style>
    <style:style style:name="P7" style:family="paragraph" style:parent-style-name="Standard">
      <style:text-properties officeooo:paragraph-rsid="00033c7c" fo:background-color="#ff7b59"/>
    </style:style>
    <style:style style:name="P8" style:family="paragraph" style:parent-style-name="Standard">
      <style:text-properties fo:background-color="#ff860d"/>
    </style:style>
    <style:style style:name="P9" style:family="paragraph" style:parent-style-name="Standard">
      <style:text-properties officeooo:rsid="00040a5b" officeooo:paragraph-rsid="00040a5b" fo:background-color="#ff860d"/>
    </style:style>
    <style:style style:name="P10" style:family="paragraph" style:parent-style-name="Standard">
      <style:text-properties fo:font-weight="bold" fo:background-color="#e8f2a1" style:font-weight-asian="bold" style:font-weight-complex="bold"/>
    </style:style>
    <style:style style:name="P11" style:family="paragraph" style:parent-style-name="Standard">
      <style:text-properties fo:font-weight="bold" officeooo:rsid="00033c7c" officeooo:paragraph-rsid="00033c7c" fo:background-color="#e8f2a1" style:font-weight-asian="bold"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bold" officeooo:paragraph-rsid="00045ae8" style:font-weight-asian="bold" style:font-weight-complex="bold"/>
    </style:style>
    <style:style style:name="P14" style:family="paragraph" style:parent-style-name="Standard">
      <style:text-properties fo:font-weight="bold" officeooo:paragraph-rsid="0004ed30" style:font-weight-asian="bold" style:font-weight-complex="bold"/>
    </style:style>
    <style:style style:name="P15" style:family="paragraph" style:parent-style-name="Standard">
      <style:text-properties fo:font-weight="bold" officeooo:rsid="00071d9f" officeooo:paragraph-rsid="00071d9f" style:font-weight-asian="bold" style:font-weight-complex="bold"/>
    </style:style>
    <style:style style:name="P16" style:family="paragraph" style:parent-style-name="Standard">
      <style:text-properties fo:font-weight="bold" officeooo:rsid="00071d9f" officeooo:paragraph-rsid="00071d9f" fo:background-color="#81d41a" style:font-weight-asian="bold" style:font-weight-complex="bold"/>
    </style:style>
    <style:style style:name="P17" style:family="paragraph" style:parent-style-name="Standard">
      <style:text-properties fo:background-color="transparent"/>
    </style:style>
    <style:style style:name="P18" style:family="paragraph" style:parent-style-name="Standard">
      <style:text-properties officeooo:paragraph-rsid="0004ed30"/>
    </style:style>
    <style:style style:name="P19" style:family="paragraph" style:parent-style-name="Standard">
      <style:text-properties fo:font-size="16pt" fo:font-weight="bold" officeooo:rsid="00071d9f" officeooo:paragraph-rsid="00071d9f" fo:background-color="#81d41a" style:font-size-asian="16pt" style:font-weight-asian="bold" style:font-size-complex="16pt" style:font-weight-complex="bold"/>
    </style:style>
    <style:style style:name="P20" style:family="paragraph" style:parent-style-name="Standard">
      <style:text-properties officeooo:rsid="00087190" officeooo:paragraph-rsid="00087190"/>
    </style:style>
    <style:style style:name="T1" style:family="text">
      <style:text-properties officeooo:rsid="00005cda"/>
    </style:style>
    <style:style style:name="T2" style:family="text">
      <style:text-properties fo:background-color="#81d41a" loext:char-shading-value="0"/>
    </style:style>
    <style:style style:name="T3" style:family="text">
      <style:text-properties officeooo:rsid="00033c7c"/>
    </style:style>
    <style:style style:name="T4" style:family="text">
      <style:text-properties fo:background-color="#d4ea6b" loext:char-shading-value="0"/>
    </style:style>
    <style:style style:name="T5" style:family="text">
      <style:text-properties fo:font-weight="bold" officeooo:rsid="00045ae8" style:font-weight-asian="bold" style:font-weight-complex="bold"/>
    </style:style>
    <style:style style:name="T6" style:family="text">
      <style:text-properties fo:font-weight="bold" officeooo:rsid="0004b759"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0">IMPORTANTE EL COMANDO: </text:p>
      <text:p text:style-name="P20"/>
      <text:p text:style-name="P20">$ powertop <text:s text:c="2"/>- - calibrate ( -c )</text:p>
      <text:p text:style-name="P20"/>
      <text:p text:style-name="P20">Con este comando se eliminan todos los problemas tras el flasheo de ruiditos, pantalla, etc etc. En el X200 funcionó bien quitando un pitido, en el X60s quitó unos golpecitos que no sé de donde venian.</text:p>
      <text:p text:style-name="Standard"/>
      <text:p text:style-name="P18"><text:s text:c="3"/><text:span text:style-name="T5">CON ESTO SE H</text:span><text:span text:style-name="T6">ABILITA</text:span><text:span text:style-name="T5"> LA FECHA Y HORA AL COMANDO HISTORY DE LA TERMINAL</text:span></text:p>
      <text:p text:style-name="P14"><text:span text:style-name="Source_20_Text">$ export HISTTIMEFORMAT='%F %T '</text:span></text:p>
      <text:p text:style-name="P18"/>
      <text:p text:style-name="P18"/>
      <text:p text:style-name="P18"><text:s/></text:p>
      <text:p text:style-name="Standard"><text:s text:c="4"/><text:span text:style-name="T2">8 <text:s/>sudo nano /etc/dhcpcd.conf</text:span></text:p>
      <text:p text:style-name="P1"><text:s/></text:p>
      <text:p text:style-name="P1"><text:s text:c="3"/>13 <text:s/>sudo apt-get update &amp;&amp; sudo apt-get dist-upgrade &amp;&amp; reboot</text:p>
      <text:p text:style-name="P1"><text:s/></text:p>
      <text:p text:style-name="P1"><text:s text:c="3"/>19 <text:s/>sudo apt-get install libftdi1 libftdi-dev libusb-dev libpci-dev subversio<text:span text:style-name="T1">n git</text:span> <text:s text:c="138"/></text:p>
      <text:p text:style-name="P2"><text:s text:c="3"/></text:p>
      <text:p text:style-name="P2"><text:s text:c="3"/>20 <text:s/>sudo raspi-config</text:p>
      <text:p text:style-name="Standard"/>
      <text:p text:style-name="Standard"><text:s text:c="3"/>22 <text:s/>sudo shutdown -h now</text:p>
      <text:p text:style-name="Standard"><text:s text:c="3"/>23 <text:s/>mkdir x200</text:p>
      <text:p text:style-name="Standard"><text:s text:c="3"/>24 <text:s/>cd x200/</text:p>
      <text:p text:style-name="Standard"/>
      <text:p text:style-name="P1"><text:s text:c="3"/>27 <text:s/>git clo<text:span text:style-name="T1">n</text:span>e https://www.github.com/flashrom/flashrom</text:p>
      <text:p text:style-name="Standard"/>
      <text:p text:style-name="Standard"><text:s text:c="3"/>29 <text:s/>cd flashrom/</text:p>
      <text:p text:style-name="Standard"><text:s text:c="3"/>30 <text:s/>make CONFIG_ENABLE_LIBUSB0_PROGRAMMERS=no CONFIG_ENABLE_LIBUSB1_PROGRAMME <text:s text:c="149"/>RS=no CONFIG_ENABLE_LIBPCI_PROGRAMMERS=no</text:p>
      <text:p text:style-name="Standard"/>
      <text:p text:style-name="Standard"><text:s text:c="3"/>31 <text:s/>sudo make install CONFIG_ENABLE_LIBUSB0_PROGRAMMERS=no CONFIG_ENABLE_LIBU <text:s text:c="149"/>SB1_PROGRAMMERS=no CONFIG_ENABLE_LIBPCI_PROGRAMMERS=no</text:p>
      <text:p text:style-name="Standard"/>
      <text:p text:style-name="P5"><text:s text:c="3"/>32 <text:s/>flashrom</text:p>
      <text:p text:style-name="P5"><text:s/></text:p>
      <text:p text:style-name="P5"><text:s text:c="3"/>44 <text:s/>flashrom -p linux_spi:dev=/dev/spidev0.0,spispeed=128 -r factory1 -V</text:p>
      <text:p text:style-name="P5"><text:s text:c="3"/>45 <text:s/>flashrom -p linux_spi:dev=/dev/spidev0.0,spispeed=128 -r factory1 -V -c M <text:s text:c="149"/>X25L6405D</text:p>
      <text:p text:style-name="P5"><text:s text:c="3"/>46 <text:s/>xxd factory1</text:p>
      <text:p text:style-name="P5"><text:s text:c="3"/>47 <text:s/>flashrom -p linux_spi:dev=/dev/spidev0.0,spispeed=128 -r factory2 -V -c M <text:s text:c="149"/>X25L6405D</text:p>
      <text:p text:style-name="P5"><text:s text:c="3"/>48 <text:s/>ls</text:p>
      <text:p text:style-name="P5"><text:s text:c="3"/>49 <text:s/>sha512sum factory*</text:p>
      <text:p text:style-name="P5"><text:s text:c="3"/>50 <text:s/>flashrom -p linux_spi:dev=/dev/spidev0.0,spispeed=128 -r factory3 -V -c M <text:s text:c="149"/>X25L6405D</text:p>
      <text:p text:style-name="P5"><text:soft-page-break/><text:s text:c="3"/>51 <text:s/>sha512sum factory*</text:p>
      <text:p text:style-name="P5"><text:s text:c="3"/>52 <text:s/>xxd factory3 | tail -n1280 | head -n8</text:p>
      <text:p text:style-name="P5"><text:s text:c="3"/>53 <text:s/>xxd -s 0x1000 -l 6 factory3</text:p>
      <text:p text:style-name="P5"><text:s text:c="3"/>54 <text:s/>ls</text:p>
      <text:p text:style-name="Standard"/>
      <text:p text:style-name="Standard"/>
      <text:p text:style-name="Standard"><text:s text:c="3"/>55 <text:s/>./flashrom -p linux_spi:dev=/dev/spidev0.0,spispeed=128 -w x200_8mb_esqwe <text:s text:c="149"/>rty_vesafb.rom -V -c MX25L6405D</text:p>
      <text:p text:style-name="Standard"><text:s text:c="3"/>56 <text:s/>flashrom -p linux_spi:dev=/dev/spidev0.0,spispeed=128 -w x200_8mb_esqwert <text:s text:c="149"/>y_vesafb.rom -V -c MX25L6405D</text:p>
      <text:p text:style-name="Standard"><text:s text:c="3"/>57 <text:s/>ls</text:p>
      <text:p text:style-name="Standard"><text:s text:c="3"/>58 <text:s/>cd flashrom/</text:p>
      <text:p text:style-name="Standard"><text:s text:c="3"/>59 <text:s/>ls</text:p>
      <text:p text:style-name="Standard"><text:s text:c="3"/>60 <text:s/>cd ..</text:p>
      <text:p text:style-name="Standard"><text:s text:c="3"/>61 <text:s/>ls</text:p>
      <text:p text:style-name="Standard"><text:s text:c="3"/><text:span text:style-name="T4">62 <text:s/>wget https://vimuser.org/hackrom.tar.xz</text:span></text:p>
      <text:p text:style-name="Standard"><text:s text:c="3"/>63 <text:s/>tar -xf hackrom.tar.xz</text:p>
      <text:p text:style-name="Standard"><text:s text:c="3"/>64 <text:s/>ls</text:p>
      <text:p text:style-name="Standard"><text:s text:c="3"/>65 <text:s/>cd hackrom/</text:p>
      <text:p text:style-name="Standard"><text:s text:c="3"/>66 <text:s/>ls</text:p>
      <text:p text:style-name="Standard"><text:s text:c="3"/>67 <text:s/>./flashrom -p linux_spi:dev=/dev/spidev0.0,spispeed=30000 -w ~/x200/x200_ <text:s text:c="149"/>8mb_esqwerty_vesafb.rom -V -c MX25L6405D --workaround-mx</text:p>
      <text:p text:style-name="Standard"><text:s text:c="3"/>68 <text:s/>shutdown -h now</text:p>
      <text:p text:style-name="Standard"><text:s text:c="3"/>69 <text:s/>sudo shutdown -h now</text:p>
      <text:p text:style-name="Standard"><text:s text:c="3"/>70 <text:s/>cd x200/</text:p>
      <text:p text:style-name="Standard"><text:s text:c="3"/>71 <text:s/>ls</text:p>
      <text:p text:style-name="Standard"><text:s text:c="3"/>72 <text:s/>cd hackrom/</text:p>
      <text:p text:style-name="Standard"><text:s text:c="3"/>73 <text:s/>ls</text:p>
      <text:p text:style-name="Standard"><text:s text:c="3"/>74 <text:s/>clear</text:p>
      <text:p text:style-name="Standard"><text:s text:c="3"/>75 <text:s/>./flashrom -p linux_spi:dev=/dev/spidev0.0,spispeed=512 -w ~/x200/x200_8m <text:s text:c="149"/>b_esqwerty_vesafb.rom -V -c MX25L6405D --workaround-mx</text:p>
      <text:p text:style-name="Standard"><text:s text:c="3"/>76 <text:s/>sudo shutdown -h now</text:p>
      <text:p text:style-name="Standard"><text:s text:c="3"/>77 <text:s/>clear</text:p>
      <text:p text:style-name="Standard"><text:s text:c="3"/>78 <text:s/>ls</text:p>
      <text:p text:style-name="Standard"><text:s text:c="3"/>79 <text:s/>cd x200/</text:p>
      <text:p text:style-name="Standard"><text:s text:c="3"/>80 <text:s/>ls</text:p>
      <text:p text:style-name="Standard"><text:s text:c="3"/>81 <text:s/>cd hackrom/</text:p>
      <text:p text:style-name="Standard"><text:s text:c="3"/>82 <text:s/>ls</text:p>
      <text:p text:style-name="Standard"><text:s text:c="3"/>83 <text:s/>./flashrom -p linux_spi:dev=/dev/spidev1.0,spispeed=512</text:p>
      <text:p text:style-name="Standard"><text:s text:c="3"/>84 <text:s/>./flashrom -p linux_spi:dev=/dev/spidev0.0,spispeed=512</text:p>
      <text:p text:style-name="Standard"><text:s text:c="3"/>85 <text:s/>./flashrom -p linux_spi:dev=/dev/spidev0.0,spispeed=1024 -r ulti1</text:p>
      <text:p text:style-name="Standard"><text:s text:c="3"/>86 <text:s/>./flashrom -p linux_spi:dev=/dev/spidev0.0,spispeed=1024 -r ulti1 -c MX25 <text:s text:c="149"/>L6405D</text:p>
      <text:p text:style-name="Standard"><text:s text:c="3"/>87 <text:s/>clear</text:p>
      <text:p text:style-name="Standard"><text:s text:c="3"/>88 <text:s/>./flashrom -p linux_spi:dev=/dev/spidev0.0,spispeed=1024 -r ulti1 -c MX25 <text:s text:c="149"/>L6405D</text:p>
      <text:p text:style-name="P17"><text:s text:c="3"/>89 <text:s/>time sudo ./flashrom <text:s text:c="4"/>-p linux_spi:dev=/dev/spidev0.1,spispeed=10000 <text:s text:c="154"/>--chip 'MX25L6405D' <text:s text:c="4"/>-r x200_orig_bios.rom</text:p>
      <text:p text:style-name="P17"><text:s text:c="3"/>90 <text:s/>./flashrom -p linux_spi:dev=/dev/spidev0.0,spispeed=1024 -r ulti1</text:p>
      <text:p text:style-name="P17"><text:soft-page-break/><text:s text:c="3"/>91 <text:s/>time sudo ./flashrom <text:s text:c="4"/>-p linux_spi:dev=/dev/spidev0.1,spispeed=10000 <text:s text:c="154"/>--chip 'MX25L6405D' <text:s text:c="4"/>-r x200_orig_bios.rom</text:p>
      <text:p text:style-name="P17"><text:s text:c="3"/>92 <text:s/>time sudo ./flashrom <text:s text:c="4"/>-p linux_spi:dev=/dev/spidev0.0,spispeed=10000 <text:s text:c="154"/>--chip 'MX25L6405D' <text:s text:c="4"/>-r x200_orig_bios.rom</text:p>
      <text:p text:style-name="Standard"><text:s text:c="3"/>93 <text:s/>flashrom -p linux_spi:dev=/dev/spidev0.0,spispeed=128 -r factory1 -V</text:p>
      <text:p text:style-name="Standard"><text:s text:c="3"/>94 <text:s/>./flashrom -p linux_spi:dev=/dev/spidev0.0,spispeed=128 -r factory1 -V</text:p>
      <text:p text:style-name="P9">OTRA PRUEBA DE VER QUE HABÍA ESCRITO EN EL CHIP, COINCIDIA LA IMAGEN ROM CON LO QUE LEÍ DEL CHIP, MISMO HASH</text:p>
      <text:p text:style-name="P8"><text:s text:c="3"/>95 <text:s/>./flashrom -p linux_spi:dev=/dev/spidev0.0,spispeed=128 -r factory1 -V -- <text:s text:c="149"/>chip 'MX25L6405D'</text:p>
      <text:p text:style-name="Standard"><text:s text:c="3"/>96 <text:s/>sha512sum factory1</text:p>
      <text:p text:style-name="Standard"><text:s text:c="3"/>97 <text:s/>sha512sum ~/x200/x200_8mb_esqwerty_vesafb.rom</text:p>
      <text:p text:style-name="Standard"><text:s text:c="3"/>98 <text:s/>cd ~</text:p>
      <text:p text:style-name="Standard"><text:s text:c="3"/>99 <text:s/>ks</text:p>
      <text:p text:style-name="P7"><text:s text:c="2"/><text:span text:style-name="T3">AQUI PROBÉ SI BAJANDO LA ROM DE OTRO SERVIDOR Y NO MODIFICANDO LA MAC FUNCIONABA, PERO NO… ERA LA PUTA MEMORIA RAM</text:span></text:p>
      <text:p text:style-name="P7">100 <text:s/>ls</text:p>
      <text:p text:style-name="P6"><text:s text:c="2"/>101 <text:s/>cd x2002</text:p>
      <text:p text:style-name="P6"><text:s text:c="2"/>102 <text:s/>mkdir x300</text:p>
      <text:p text:style-name="P6"><text:s text:c="2"/>103 <text:s/>ls</text:p>
      <text:p text:style-name="P6"><text:s text:c="2"/>104 <text:s/>cd x300/</text:p>
      <text:p text:style-name="P6"><text:s text:c="2"/>105 <text:s/>wget https://www.mirrorservice.org/sites/libreboot.org/release/stable/201 <text:s text:c="149"/>60907/libreboot_r20160907_util.tar.xz</text:p>
      <text:p text:style-name="P6"><text:s text:c="2"/>106 <text:s/>wget https://www.mirrorservice.org/sites/libreboot.org/release/stable/201 <text:s text:c="149"/>60907/rom/grub/libreboot_r20160907_grub_x200_8mb.tar.xz</text:p>
      <text:p text:style-name="P6"><text:s text:c="2"/>107 <text:s/>ls</text:p>
      <text:p text:style-name="P6"><text:s text:c="2"/>108 <text:s/>tar -xf libreboot_r20160907_grub_x200_8mb.tar.xz</text:p>
      <text:p text:style-name="P6"><text:s text:c="2"/>109 <text:s/>ls</text:p>
      <text:p text:style-name="P6"><text:s text:c="2"/>110 <text:s/>cd libreboot_r20160907_grub_x200_8mb/</text:p>
      <text:p text:style-name="P6"><text:s text:c="2"/>111 <text:s/>ls</text:p>
      <text:p text:style-name="P6"><text:s text:c="2"/>112 <text:s/>cd ..</text:p>
      <text:p text:style-name="P6"><text:s text:c="2"/>113 <text:s/>cd x200/</text:p>
      <text:p text:style-name="P6"><text:s text:c="2"/>114 <text:s/>cd hackrom/</text:p>
      <text:p text:style-name="P6"><text:s text:c="2"/>115 <text:s/>ls</text:p>
      <text:p text:style-name="P6"><text:s text:c="2"/>116 <text:s/>./flashrom -p linux_spi:dev=/dev/spidev0.0,spispeed=10000 -w ~/x300/libre <text:s text:c="149"/>boot_r20160907_grub_x200_8mb/x200_8mb_esqwerty_vesafb.rom -V -c MX25L6405D --wor <text:s text:c="149"/>karound-mx</text:p>
      <text:p text:style-name="Standard"/>
      <text:p text:style-name="Standard"/>
      <text:p text:style-name="P4">AQUI COMPROBÉ QUE LA BIOS LEIDA ERA CORRECTA</text:p>
      <text:p text:style-name="P3"><text:s text:c="2"/>121 <text:s/>./flashrom -p linux_spi:dev=/dev/spidev0.0,spispeed=10000 -w ~/x200/facto <text:s text:c="149"/>ry1 -V -c MX25L6405D --workaround-mx</text:p>
      <text:p text:style-name="Standard"><text:s text:c="2"/>122 <text:s/>sudo shutdown -h now</text:p>
      <text:p text:style-name="Standard"><text:s text:c="2"/>123 <text:s/>clear</text:p>
      <text:p text:style-name="Standard"><text:s text:c="2"/>124 <text:s/>cd x200/hackrom/</text:p>
      <text:p text:style-name="Standard"/>
      <text:p text:style-name="P11">COLOCADA BIEN LA PINZA, PATILLAS BIEN METIDAS. Flashing… VERIFIED!</text:p>
      <text:p text:style-name="P10"><text:s text:c="2"/>125 <text:s/>./flashrom -p linux_spi:dev=/dev/spidev0.0,spispeed=10000 -w ~/x200/x200_ <text:s text:c="149"/>8mb_esqwerty_vesafb.rom -V -c MX25L6405D --workaround-mx</text:p>
      <text:p text:style-name="P12"><text:soft-page-break/></text:p>
      <text:p text:style-name="P12"/>
      <text:p text:style-name="P12"/>
      <text:p text:style-name="P12"/>
      <text:p text:style-name="P12"/>
      <text:p text:style-name="P12"/>
      <text:p text:style-name="P19">ACTUALIZACIÓN DE UN X200 SIN TOCAR LA MAC MODIFICADA, SOLO LA REGION DE BIOS:</text:p>
      <text:p text:style-name="P15"/>
      <text:p text:style-name="P16">sudo flashrom -p internal:laptop=force_I_want_a_brick,boardmismatch=force --ifd -i bios -w libreboot.rom</text:p>
      <text:p text:style-name="P15"/>
      <text:p text:style-name="P15">The --ifd -i bios option, when you use a ROM for GM45 machine, will only flash the BIOS region. On those machines, the boot flash is split into IFD, GbE and BIOS region. The GbE region contains your MAC address. </text:p>
      <text:p text:style-name="P13"><text:span text:style-name="Source_20_Text"><text:span text:style-name="T5"/></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7T17:52:44.496892757</meta:creation-date>
    <meta:generator>LibreOffice/6.0.7.3$Linux_x86 LibreOffice_project/00m0$Build-3</meta:generator>
    <meta:editing-duration>PT5M10S</meta:editing-duration>
    <meta:editing-cycles>4</meta:editing-cycles>
    <dc:date>2021-11-18T13:28:17.867027058</dc:date>
    <meta:document-statistic meta:table-count="0" meta:image-count="0" meta:object-count="0" meta:page-count="4" meta:paragraph-count="107" meta:word-count="629" meta:character-count="8535" meta:non-whitespace-character-count="4358"/>
  </office:meta>
</office:document-meta>
</file>